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64cm" fo:min-width="5.15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25cm" fo:min-width="6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994cm" fo:min-width="5.86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cm"/>
      <style:paragraph-properties style:writing-mode="lr-tb"/>
    </style:style>
    <style:style style:name="gr6" style:family="graphic" style:parent-style-name="objectwithoutfill">
      <style:graphic-properties draw:marker-end="Pontas_20_das_20_setas_20_1" draw:marker-end-width="0.3cm" draw:fill="none" draw:textarea-vertical-align="middle"/>
    </style:style>
    <style:style style:name="gr7" style:family="graphic" style:parent-style-name="objectwithoutfill">
      <style:graphic-properties draw:marker-end="Pontas_20_das_20_setas_20_2" draw:marker-end-width="0.3cm" draw:fill="none" draw:textarea-vertical-align="middle"/>
    </style:style>
    <style:style style:name="gr8" style:family="graphic" style:parent-style-name="objectwithoutfill">
      <style:graphic-properties draw:marker-end="Pontas_20_das_20_setas_20_3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25cm" fo:min-width="2.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25cm" fo:min-width="2.75cm"/>
      <style:paragraph-properties style:writing-mode="lr-tb"/>
    </style:style>
    <style:style style:name="gr11" style:family="graphic" style:parent-style-name="objectwithoutfill">
      <style:graphic-properties draw:marker-end="Pontas_20_das_20_setas_20_4" draw:marker-end-width="0.3cm" draw:fill="none" draw:textarea-vertical-align="middle"/>
    </style:style>
    <style:style style:name="gr12" style:family="graphic" style:parent-style-name="objectwithoutfill">
      <style:graphic-properties draw:marker-end="Pontas_20_das_20_setas_20_5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3.25cm" fo:min-width="2.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3.25cm" fo:min-width="2.75cm"/>
      <style:paragraph-properties style:writing-mode="lr-tb"/>
    </style:style>
    <style:style style:name="gr15" style:family="graphic" style:parent-style-name="objectwithoutfill">
      <style:graphic-properties draw:marker-end="Pontas_20_das_20_setas_20_6" draw:marker-end-width="0.3cm" draw:fill="none" draw:textarea-vertical-align="middle"/>
    </style:style>
    <style:style style:name="gr16" style:family="graphic" style:parent-style-name="objectwithoutfill">
      <style:graphic-properties draw:marker-end="Pontas_20_das_20_setas_20_7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2.5cm" fo:min-width="6cm"/>
      <style:paragraph-properties style:writing-mode="lr-tb"/>
    </style:style>
    <style:style style:name="gr18" style:family="graphic" style:parent-style-name="objectwithoutfill">
      <style:graphic-properties draw:marker-end="Pontas_20_das_20_setas_20_8" draw:marker-end-width="0.3cm" draw:fill="none" draw:textarea-vertical-align="middle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1.25cm" fo:min-width="3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2.25cm" fo:min-width="4cm"/>
      <style:paragraph-properties style:writing-mode="lr-tb"/>
    </style:style>
    <style:style style:name="gr22" style:family="graphic" style:parent-style-name="objectwithoutfill">
      <style:graphic-properties draw:marker-end="Pontas_20_das_20_setas_20_9" draw:marker-end-width="0.3cm" draw:fill="none" draw:textarea-vertical-align="middle"/>
    </style:style>
    <style:style style:name="gr23" style:family="graphic" style:parent-style-name="objectwithoutfill">
      <style:graphic-properties draw:marker-end="Pontas_20_das_20_setas_20_10" draw:marker-end-width="0.3cm" draw:fill="none" draw:textarea-vertical-align="middle"/>
    </style:style>
    <style:style style:name="gr24" style:family="graphic" style:parent-style-name="objectwithoutfill">
      <style:graphic-properties draw:marker-end="Pontas_20_das_20_setas_20_11" draw:marker-end-width="0.3cm" draw:fill="none"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 fo:min-height="2.5cm" fo:min-width="5.75cm"/>
      <style:paragraph-properties style:writing-mode="lr-tb"/>
    </style:style>
    <style:style style:name="gr26" style:family="graphic" style:parent-style-name="objectwithoutfill">
      <style:graphic-properties draw:marker-end="Pontas_20_das_20_setas_20_12" draw:marker-end-width="0.3cm" draw:fill="none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1.5cm" fo:min-width="2.75cm"/>
      <style:paragraph-properties style:writing-mode="lr-tb"/>
    </style:style>
    <style:style style:name="gr28" style:family="graphic" style:parent-style-name="objectwithoutfill">
      <style:graphic-properties draw:marker-end="Pontas_20_das_20_setas_20_13" draw:marker-end-width="0.3cm" draw:fill="none" draw:textarea-vertical-align="middle"/>
    </style:style>
    <style:style style:name="gr29" style:family="graphic" style:parent-style-name="objectwithoutfill">
      <style:graphic-properties draw:marker-end="Pontas_20_das_20_setas_20_14" draw:marker-end-width="0.3cm" draw:fill="none" draw:textarea-vertical-align="middle"/>
    </style:style>
    <style:style style:name="gr30" style:family="graphic" style:parent-style-name="standard">
      <style:graphic-properties draw:textarea-horizontal-align="justify" draw:textarea-vertical-align="middle" draw:auto-grow-height="false" fo:min-height="3.75cm" fo:min-width="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cm" fo:min-width="0cm"/>
      <style:paragraph-properties style:writing-mode="lr-tb"/>
    </style:style>
    <style:style style:name="gr32" style:family="graphic" style:parent-style-name="objectwithoutfill">
      <style:graphic-properties draw:marker-end="Pontas_20_das_20_setas_20_15" draw:marker-end-width="0.3cm" draw:fill="none" draw:textarea-vertical-align="middle"/>
    </style:style>
    <style:style style:name="P1" style:family="paragraph">
      <style:paragraph-properties fo:text-align="center"/>
      <style:text-properties fo:font-size="13pt"/>
    </style:style>
    <style:style style:name="P2" style:family="paragraph">
      <style:paragraph-properties fo:text-align="center"/>
    </style:style>
    <style:style style:name="P3" style:family="paragraph">
      <style:text-properties fo:font-size="26pt"/>
    </style:style>
    <style:style style:name="P4" style:family="paragraph">
      <loext:graphic-properties draw:fill="none" draw:fill-color="#ffffff"/>
      <style:text-properties fo:font-size="26pt"/>
    </style:style>
    <style:style style:name="P5" style:family="paragraph">
      <style:text-properties fo:font-size="16pt"/>
    </style:style>
    <style:style style:name="P6" style:family="paragraph">
      <loext:graphic-properties draw:fill="none" draw:fill-color="#ffffff"/>
      <style:text-properties fo:font-size="16pt"/>
    </style:style>
    <style:style style:name="P7" style:family="paragraph">
      <style:text-properties fo:font-size="14pt"/>
    </style:style>
    <style:style style:name="P8" style:family="paragraph">
      <loext:graphic-properties draw:fill="none" draw:fill-color="#ffffff"/>
      <style:text-properties fo:font-size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fo:font-size="12pt"/>
    </style:style>
    <style:style style:name="T1" style:family="text">
      <style:text-properties fo:font-size="13pt"/>
    </style:style>
    <style:style style:name="T2" style:family="text">
      <style:text-properties fo:font-size="26pt"/>
    </style:style>
    <style:style style:name="T3" style:family="text">
      <style:text-properties fo:font-size="16pt"/>
    </style:style>
    <style:style style:name="T4" style:family="text">
      <style:text-properties fo:font-size="14pt"/>
    </style:style>
    <style:style style:name="T5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8cm" svg:height="5.5cm" svg:x="1.5cm" svg:y="1.75cm">
          <text:p text:style-name="P1"><text:span text:style-name="T1">Régis recebe uma ligação de um contato delatando quem possivelmente havia espancado o seu irmão, porém ele está fora do radar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cm" svg:height="3.5cm" svg:x="1.75cm" svg:y="12.5cm">
          <text:p text:style-name="P2"><text:span text:style-name="T1">Ladrão de motos conhecido aguarda temerosamente a chegada de Régis depois que lhe avisaram sobre quem ele havia espancado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9cm" svg:height="6cm" svg:x="31.75cm" svg:y="22.25cm">
          <text:p text:style-name="P2">A morte do chefe das casas de bet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cm" svg:height="1.276cm" svg:x="9.25cm" svg:y="2.25cm">
          <draw:text-box>
            <text:p text:style-name="P3"><text:span text:style-name="T2">A</text:span></text:p>
          </draw:text-box>
        </draw:frame>
        <draw:frame draw:style-name="gr4" draw:text-style-name="P4" draw:layer="layout" svg:width="1cm" svg:height="1.276cm" svg:x="39cm" svg:y="21.25cm">
          <draw:text-box>
            <text:p text:style-name="P3"><text:span text:style-name="T2">B</text:span></text:p>
          </draw:text-box>
        </draw:frame>
        <draw:frame draw:style-name="gr5" draw:text-style-name="P6" draw:layer="layout" svg:width="5.25cm" svg:height="2.25cm" svg:x="12cm" svg:y="6.116cm">
          <draw:text-box>
            <text:p text:style-name="P5"><text:span text:style-name="T3">Mendigo sabe o paradeiro do tal espancador.</text:span></text:p>
          </draw:text-box>
        </draw:frame>
        <draw:frame draw:style-name="gr5" draw:text-style-name="P8" draw:layer="layout" svg:width="6.25cm" svg:height="2.455cm" svg:x="2.5cm" svg:y="9.045cm">
          <draw:text-box>
            <text:p text:style-name="P7"><text:span text:style-name="T4">Moradores de quebrada </text:span><text:span text:style-name="T4">conhecem apenas que o </text:span><text:span text:style-name="T4">espancador desapareceu </text:span><text:span text:style-name="T4">há uns dias.</text:span></text:p>
          </draw:text-box>
        </draw:frame>
        <draw:line draw:style-name="gr6" draw:text-style-name="P9" draw:layer="layout" svg:x1="8.75cm" svg:y1="6cm" svg:x2="12cm" svg:y2="7cm">
          <text:p/>
        </draw:line>
        <draw:line draw:style-name="gr7" draw:text-style-name="P9" draw:layer="layout" svg:x1="5.5cm" svg:y1="7.25cm" svg:x2="5.5cm" svg:y2="9cm">
          <text:p/>
        </draw:line>
        <draw:line draw:style-name="gr8" draw:text-style-name="P9" draw:layer="layout" svg:x1="13cm" svg:y1="8.5cm" svg:x2="9cm" svg:y2="12.5cm">
          <text:p/>
        </draw:line>
        <draw:custom-shape draw:style-name="gr9" draw:text-style-name="P2" draw:layer="layout" svg:width="3cm" svg:height="1.5cm" svg:x="2cm" svg:y="16.75cm">
          <text:p text:style-name="P2">Matá-l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3.25cm" svg:height="1.5cm" svg:x="5.5cm" svg:y="16.75cm">
          <text:p text:style-name="P2">Deixá-lo livre</text:p>
          <draw:enhanced-geometry svg:viewBox="0 0 21600 21600" draw:type="rectangle" draw:enhanced-path="M 0 0 L 21600 0 21600 21600 0 21600 0 0 Z N"/>
        </draw:custom-shape>
        <draw:line draw:style-name="gr11" draw:text-style-name="P9" draw:layer="layout" svg:x1="3.5cm" svg:y1="16cm" svg:x2="3.5cm" svg:y2="16.75cm">
          <text:p/>
        </draw:line>
        <draw:line draw:style-name="gr12" draw:text-style-name="P9" draw:layer="layout" svg:x1="7.25cm" svg:y1="16cm" svg:x2="7.25cm" svg:y2="16.75cm">
          <text:p/>
        </draw:line>
        <draw:custom-shape draw:style-name="gr13" draw:text-style-name="P1" xml:id="id1" draw:id="id1" draw:layer="layout" svg:width="3cm" svg:height="3.5cm" svg:x="2cm" svg:y="19.25cm">
          <text:p text:style-name="P2"><text:span text:style-name="T1">A frieza de Régis se </text:span><text:span text:style-name="T1">espalha por SP.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xml:id="id3" draw:id="id3" draw:layer="layout" svg:width="3.25cm" svg:height="3.5cm" svg:x="5.5cm" svg:y="19.25cm">
          <text:p text:style-name="P10"><text:span text:style-name="T5">A misericórdia de Régis trará </text:span><text:span text:style-name="T5">respeito a ele, porém vexame </text:span><text:span text:style-name="T5">aos colegas de rua.</text:span></text:p>
          <draw:enhanced-geometry svg:viewBox="0 0 21600 21600" draw:type="rectangle" draw:enhanced-path="M 0 0 L 21600 0 21600 21600 0 21600 0 0 Z N"/>
        </draw:custom-shape>
        <draw:line draw:style-name="gr15" draw:text-style-name="P9" draw:layer="layout" svg:x1="3.5cm" svg:y1="18.25cm" svg:x2="3.5cm" svg:y2="19.25cm">
          <text:p/>
        </draw:line>
        <draw:line draw:style-name="gr16" draw:text-style-name="P9" draw:layer="layout" svg:x1="7cm" svg:y1="18.25cm" svg:x2="7cm" svg:y2="19.25cm">
          <text:p/>
        </draw:line>
        <draw:custom-shape draw:style-name="gr17" draw:text-style-name="P2" xml:id="id2" draw:id="id2" draw:layer="layout" svg:width="6.5cm" svg:height="2.75cm" svg:x="2.25cm" svg:y="24.5cm">
          <text:p text:style-name="P2">A polícia privada caça Régis por toda SP.</text:p>
          <draw:enhanced-geometry svg:viewBox="0 0 21600 21600" draw:type="rectangle" draw:enhanced-path="M 0 0 L 21600 0 21600 21600 0 21600 0 0 Z N"/>
        </draw:custom-shape>
        <draw:connector draw:style-name="gr18" draw:text-style-name="P9" draw:layer="layout" svg:x1="3.5cm" svg:y1="22.75cm" svg:x2="5.5cm" svg:y2="24.5cm" draw:start-shape="id1" draw:start-glue-point="2" draw:end-shape="id2" svg:d="M3500 22750v875h2000v875" svg:viewBox="0 0 2001 1751">
          <text:p/>
        </draw:connector>
        <draw:connector draw:style-name="gr19" draw:text-style-name="P2" draw:layer="layout" svg:x1="7.125cm" svg:y1="22.75cm" svg:x2="5.503cm" svg:y2="24.005cm" draw:start-shape="id3" svg:d="M7125 22750v878h-1622v377" svg:viewBox="0 0 1623 1256">
          <text:p/>
        </draw:connector>
        <draw:custom-shape draw:style-name="gr20" draw:text-style-name="P2" xml:id="id4" draw:id="id4" draw:layer="layout" svg:width="3.5cm" svg:height="1.5cm" svg:x="16cm" svg:y="9.5cm">
          <text:p text:style-name="P2">Deu-lhe esmola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5cm" svg:height="2.5cm" svg:x="15.25cm" svg:y="11.75cm">
          <text:p text:style-name="P2">Esconderijo</text:p>
          <draw:enhanced-geometry svg:viewBox="0 0 21600 21600" draw:type="rectangle" draw:enhanced-path="M 0 0 L 21600 0 21600 21600 0 21600 0 0 Z N"/>
        </draw:custom-shape>
        <draw:connector draw:style-name="gr22" draw:text-style-name="P9" draw:layer="layout" svg:x1="8.75cm" svg:y1="25.875cm" svg:x2="16cm" svg:y2="10.25cm" draw:start-shape="id2" draw:start-glue-point="1" draw:end-shape="id4" draw:end-glue-point="3" svg:d="M8750 25875h3625v-15625h3625" svg:viewBox="0 0 7251 15626">
          <text:p/>
        </draw:connector>
        <draw:line draw:style-name="gr23" draw:text-style-name="P9" draw:layer="layout" svg:x1="17.75cm" svg:y1="11cm" svg:x2="17.75cm" svg:y2="11.75cm">
          <text:p/>
        </draw:line>
        <draw:line draw:style-name="gr24" draw:text-style-name="P9" draw:layer="layout" svg:x1="14.5cm" svg:y1="8.25cm" svg:x2="17.5cm" svg:y2="9.5cm">
          <text:p/>
        </draw:line>
        <draw:custom-shape draw:style-name="gr25" draw:text-style-name="P2" xml:id="id5" draw:id="id5" draw:layer="layout" svg:width="6.25cm" svg:height="2.75cm" svg:x="11.75cm" svg:y="24.5cm">
          <text:p text:style-name="P2">Confronto com a polícia privada.</text:p>
          <draw:enhanced-geometry svg:viewBox="0 0 21600 21600" draw:type="rectangle" draw:enhanced-path="M 0 0 L 21600 0 21600 21600 0 21600 0 0 Z N"/>
        </draw:custom-shape>
        <draw:connector draw:style-name="gr26" draw:text-style-name="P9" draw:layer="layout" svg:x1="8.75cm" svg:y1="25.875cm" svg:x2="11.75cm" svg:y2="25.875cm" draw:start-shape="id2" draw:end-shape="id5" svg:d="M8750 25875h3000" svg:viewBox="0 0 3001 1">
          <text:p/>
        </draw:connector>
        <draw:custom-shape draw:style-name="gr27" draw:text-style-name="P2" xml:id="id7" draw:id="id7" draw:layer="layout" svg:width="3.25cm" svg:height="1.75cm" svg:x="27.75cm" svg:y="26.75cm">
          <text:p text:style-name="P2">Suborno</text:p>
          <draw:enhanced-geometry svg:viewBox="0 0 21600 21600" draw:type="rectangle" draw:enhanced-path="M 0 0 L 21600 0 21600 21600 0 21600 0 0 Z N"/>
        </draw:custom-shape>
        <draw:connector draw:style-name="gr28" draw:text-style-name="P9" draw:layer="layout" svg:x1="31.75cm" svg:y1="25.25cm" svg:x2="31cm" svg:y2="27.625cm" draw:start-shape="id6" draw:start-glue-point="6" draw:end-shape="id7" draw:end-glue-point="1" svg:d="M31750 25250h-375v2375h-375" svg:viewBox="0 0 751 2376">
          <text:p/>
        </draw:connector>
        <draw:connector draw:style-name="gr29" draw:text-style-name="P9" draw:layer="layout" draw:line-skew="9.5cm" svg:x1="27.75cm" svg:y1="27.625cm" svg:x2="2.25cm" svg:y2="25.875cm" draw:start-shape="id7" draw:start-glue-point="3" draw:end-shape="id2" draw:end-glue-point="3" svg:d="M27750 27625v126h-26001v-1876h501" svg:viewBox="0 0 26002 1877">
          <text:p/>
        </draw:connector>
        <draw:custom-shape draw:style-name="gr30" draw:text-style-name="P2" draw:layer="layout" svg:width="7.5cm" svg:height="4cm" svg:x="14.25cm" svg:y="15.5cm">
          <text:p/>
          <draw:enhanced-geometry svg:viewBox="0 0 21600 21600" draw:type="rectangle" draw:enhanced-path="M 0 0 L 21600 0 21600 21600 0 21600 0 0 Z N"/>
        </draw:custom-shape>
        <draw:frame draw:style-name="gr31" draw:text-style-name="P8" draw:layer="layout" svg:width="2.897cm" svg:height="4.108cm" svg:x="9.25cm" svg:y="12.5cm">
          <draw:text-box>
            <text:p text:style-name="P7"><text:span text:style-name="T4">Delata que o dono da casa de bets o pagou para espancar.</text:span></text:p>
          </draw:text-box>
        </draw:frame>
        <draw:line draw:style-name="gr32" draw:text-style-name="P9" draw:layer="layout" svg:x1="8.75cm" svg:y1="14cm" svg:x2="9.5cm" svg:y2="1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10" draw:display-name="Pontas das setas 10" svg:viewBox="0 0 20 20" svg:d="M0 20l10-20 10 20z"/>
    <draw:marker draw:name="Pontas_20_das_20_setas_20_11" draw:display-name="Pontas das setas 11" svg:viewBox="0 0 20 20" svg:d="M0 20l10-20 10 20z"/>
    <draw:marker draw:name="Pontas_20_das_20_setas_20_12" draw:display-name="Pontas das setas 12" svg:viewBox="0 0 20 20" svg:d="M0 20l10-20 10 20z"/>
    <draw:marker draw:name="Pontas_20_das_20_setas_20_13" draw:display-name="Pontas das setas 13" svg:viewBox="0 0 20 20" svg:d="M0 20l10-20 10 20z"/>
    <draw:marker draw:name="Pontas_20_das_20_setas_20_14" draw:display-name="Pontas das setas 14" svg:viewBox="0 0 20 20" svg:d="M0 20l10-20 10 20z"/>
    <draw:marker draw:name="Pontas_20_das_20_setas_20_15" draw:display-name="Pontas das setas 15" svg:viewBox="0 0 20 20" svg:d="M0 20l10-20 10 20z"/>
    <draw:marker draw:name="Pontas_20_das_20_setas_20_2" draw:display-name="Pontas das setas 2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marker draw:name="Pontas_20_das_20_setas_20_7" draw:display-name="Pontas das setas 7" svg:viewBox="0 0 20 20" svg:d="M0 20l10-20 10 20z"/>
    <draw:marker draw:name="Pontas_20_das_20_setas_20_8" draw:display-name="Pontas das setas 8" svg:viewBox="0 0 20 20" svg:d="M0 20l10-20 10 20z"/>
    <draw:marker draw:name="Pontas_20_das_20_setas_20_9" draw:display-name="Pontas das seta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8-31T20:19:51.464989486</meta:creation-date>
    <dc:date>2025-08-31T20:55:05.963582410</dc:date>
    <meta:editing-duration>PT1M17S</meta:editing-duration>
    <meta:editing-cycles>1</meta:editing-cycles>
    <meta:document-statistic meta:object-count="34"/>
    <meta:generator>LibreOffice/7.3.7.2$Linux_X86_64 LibreOffice_project/30$Build-2</meta:generator>
  </office:meta>
</office:document-meta>
</file>